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ctNodeTypeDefWriter.write( List l , NamespaceResolver r , NamePathResolver npResolver , 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ctNodeTypeDefWriter.CompactNodeTypeDefWriter( Writer out , NamespaceResolver r , NamePathResolver npResolver , boolean includ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Writer.writeRequiredTypes( Name [ ] req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Writer.writeSupertypes(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ctNodeTypeDefWriter.writePropDefs(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Writer.writeNodeDef( NodeTypeDef ntd , NodeDef 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ctNodeTypeDefWriter.writeDefaultValues( InternalValue [ ] dv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actNodeTypeDefWriter.writeOptions( NodeTypeDef nt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Writer.writeDefaultType( Name def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ctNodeTypeDefWriter.CompactNodeTypeDefWriter( Writer out , NamespaceResolver r , NamePathResolver n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Writer.resolve( Name q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pactNodeTypeDefWriter.writeName( NodeTypeDef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ctNodeTypeDefWri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Writer.escap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Writer.writeItemDef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Writer.writePropDef( NodeTypeDef ntd , PropDef p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actNodeTypeDefWriter.writeNodeDefs(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Writer.writeValueConstraints( ValueConstraint [ ] v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actNodeTypeDefWriter.write( NodeTypeDef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